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3">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5">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6">
      <style:paragraph-properties fo:margin-top="0in" fo:margin-bottom="0in"/>
    </style:style>
    <style:style style:name="P73" style:family="paragraph" style:parent-style-name="Text_20_body" style:list-style-name="L7">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8">
      <style:paragraph-properties fo:margin-top="0in" fo:margin-bottom="0in"/>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Text_20_body" style:list-style-name="L9">
      <style:paragraph-properties fo:margin-top="0in" fo:margin-bottom="0in"/>
    </style:style>
    <style:style style:name="P129" style:family="paragraph" style:parent-style-name="Text_20_body" style:list-style-name="L10">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11">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2">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Text_20_body" style:list-style-name="L13">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4">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5">
      <style:paragraph-properties fo:margin-top="0in" fo:margin-bottom="0in"/>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6">
      <style:paragraph-properties fo:margin-top="0in" fo:margin-bottom="0in"/>
    </style:style>
    <style:style style:name="P278" style:family="paragraph" style:parent-style-name="Text_20_body" style:list-style-name="L17">
    </style:style>
    <style:style style:name="P279" style:family="paragraph" style:parent-style-name="Text_20_body" style:list-style-name="L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Text_20_body" style:list-style-name="L19">
      <style:paragraph-properties fo:margin-top="0in" fo:margin-bottom="0in"/>
    </style:style>
    <style:style style:name="P310" style:family="paragraph" style:parent-style-name="Text_20_body" style:list-style-name="L20">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21">
      <style:paragraph-properties fo:margin-top="0in" fo:margin-bottom="0in"/>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Text_20_body" style:list-style-name="L22">
      <style:paragraph-properties fo:margin-top="0in" fo:margin-bottom="0in"/>
    </style:style>
    <style:style style:name="P334" style:family="paragraph" style:parent-style-name="Text_20_body" style:list-style-name="L23">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24">
    </style:style>
    <style:style style:name="P347" style:family="paragraph" style:parent-style-name="Text_20_body" style:list-style-name="L25">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Text_20_body" style:list-style-name="L26">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27">
    </style:style>
    <style:style style:name="P378" style:family="paragraph" style:parent-style-name="Text_20_body" style:list-style-name="L28">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Source_Text">if</text:span> Statements with Methods<text:bookmark-end text:name="using-if-statements-with-methods"/></text:h>
      <text:p text:style-name="First_20_paragraph">There are several ways we can use <text:span text:style-name="Source_Text">if-else</text:span> and <text:span text:style-name="Source_Text">if-else-if</text:span> statements with methods:</text:p>
      <text:list text:style-name="L1">
        <text:list-item>
          <text:p text:style-name="P1">For input validation in setters and properties</text:p>
        </text:list-item>
        <text:list-item>
          <text:p text:style-name="P1">For input validation in constructors</text:p>
        </text:list-item>
        <text:list-item>
          <text:p text:style-name="P1">With Boolean parameters to change a method’s behavior</text:p>
        </text:list-item>
        <text:list-item>
          <text:p text:style-name="P1">Inside a method to evaluate instance variables</text:p>
        </text:list-item>
      </text:list>
      <text:h text:style-name="Heading_20_3" text:outline-level="3"><text:bookmark-start text:name="setters-with-input-validation"/>Setters with Input Validation<text:bookmark-end text:name="setters-with-input-validation"/></text:h>
      <text:list text:style-name="L2">
        <text:list-item>
          <text:p text:style-name="P2">Recall that getters and setters are used to implement <text:span text:style-name="T1">encapsulation</text:span>: an object’s attributes (instance variables) can only be changed by code in that object’s class</text:p>
        </text:list-item>
        <text:list-item>
          <text:p text:style-name="P2">For example, this Item class (which represents an item for sale in a store) has two attributes, a price and a description. Code outside the Item class (e.g. in the <text:span text:style-name="Source_Text">Main</text:span> method) can only change these attributes by calling <text:span text:style-name="Source_Text">SetPrice</text:span> and <text:span text:style-name="Source_Text">SetDescription</text:span></text:p>
          <text:p text:style-name="P3">!include code/snippets/item.cs</text:p>
        </text:list-item>
        <text:list-item>
          <text:p text:style-name="P2">Right now, it is possible to set the price to any value, including a negative number, but a negative price does not make sense. If we add an <text:span text:style-name="Source_Text">if</text:span> statement to SetPrice, we can check that the new value is a valid price before changing the instance variable:</text:p>
          <text:p text:style-name="P4">public void SetPrice(decimal p)</text:p>
          <text:p text:style-name="P5">{</text:p>
          <text:p text:style-name="P6"><text:s text:c="4"/>if(p &gt;= 0)</text:p>
          <text:p text:style-name="P7"><text:s text:c="4"/>{</text:p>
          <text:p text:style-name="P8"><text:s text:c="8"/>price = p;</text:p>
          <text:p text:style-name="P9"><text:s text:c="4"/>}</text:p>
          <text:p text:style-name="P10"><text:s text:c="4"/>else</text:p>
          <text:p text:style-name="P11"><text:s text:c="4"/>{</text:p>
          <text:p text:style-name="P12"><text:s text:c="8"/>price = 0;</text:p>
          <text:p text:style-name="P13"><text:s text:c="4"/>}</text:p>
          <text:p text:style-name="P14">}</text:p>
          <text:list text:style-name="L3">
            <text:list-item>
              <text:p text:style-name="P15">If the parameter <text:span text:style-name="Source_Text">p</text:span> is less than 0, we do not assign it to <text:span text:style-name="Source_Text">price</text:span>; instead we set <text:span text:style-name="Source_Text">price</text:span> to the nearest valid value, which is 0.</text:p>
            </text:list-item>
            <text:list-item>
              <text:p text:style-name="P15">Since code outside the Item class cannot access <text:span text:style-name="Source_Text">price</text:span> directly, this means it is now impossible to give an item a negative price: If your code calls <text:span text:style-name="Source_Text">myItem.SetPrice(-90m)</text:span>, <text:span text:style-name="Source_Text">myItem</text:span>’s price will be 0, not -90.</text:p>
            </text:list-item>
          </text:list>
        </text:list-item>
        <text:list-item>
          <text:p text:style-name="P2">Alternatively, we could write a setter that simply ignores invalid values, instead of changing the instance variable to the “nearest valid” value</text:p>
        </text:list-item>
        <text:list-item>
          <text:p text:style-name="P2">For example, in the <text:span text:style-name="Source_Text">Rectangle</text:span> class, the length and width attributes must also be non-negative. We could write a setter for width like this:</text:p>
          <text:p text:style-name="P16">public void SetWidth(int newWidth)</text:p>
          <text:p text:style-name="P17">{</text:p>
          <text:p text:style-name="P18"><text:s text:c="4"/>if(newWidth &gt;= 0)</text:p>
          <text:p text:style-name="P19"><text:s text:c="4"/>{</text:p>
          <text:p text:style-name="P20"><text:s text:c="8"/>width = newWidth</text:p>
          <text:p text:style-name="P21"><text:s text:c="4"/>}</text:p>
          <text:p text:style-name="P22">}</text:p>
          <text:list text:style-name="L4">
            <text:list-item>
              <text:p text:style-name="P23">This means if <text:span text:style-name="Source_Text">myRectangle</text:span> has a width of 6, and your code calls <text:span text:style-name="Source_Text">myRectangle.SetWidth(-18)</text:span>, then <text:span text:style-name="Source_Text">myRectangle</text:span> will still have a width of 6.</text:p>
            </text:list-item>
          </text:list>
        </text:list-item>
        <text:list-item>
          <text:p text:style-name="P2">A setter with input validation is a good example of where a conditional operator can be useful. We can write the <text:span text:style-name="Source_Text">SetPrice</text:span> method with one line of code using a conditional operator:</text:p>
          <text:p text:style-name="P24">public void SetPrice(decimal p)</text:p>
          <text:p text:style-name="P25">{</text:p>
          <text:p text:style-name="P26"><text:s text:c="4"/>price = (p &gt;= 0) ? p : 0;</text:p>
          <text:p text:style-name="P27">}</text:p>
          <text:p text:style-name="P2">The instance variable <text:span text:style-name="Source_Text">price</text:span> is assigned to the result of the conditional operator, which is either <text:span text:style-name="Source_Text">p</text:span>, if <text:span text:style-name="Source_Text">p</text:span> is a valid price, or 0, if <text:span text:style-name="Source_Text">p</text:span> is not a valid price.</text:p>
        </text:list-item>
        <text:list-item>
          <text:p text:style-name="P2">If you have a class that uses properties instead of getters and setters, the same kind of validation can be added to the <text:span text:style-name="Source_Text">set</text:span> component of a property</text:p>
          <text:list text:style-name="L5">
            <text:list-item>
              <text:p text:style-name="P28">For example, the “price” attribute could be implemented with a property like this:</text:p>
              <text:p text:style-name="P29">public decimal Price</text:p>
              <text:p text:style-name="P30">{</text:p>
              <text:p text:style-name="P31"><text:s text:c="4"/>get</text:p>
              <text:p text:style-name="P32"><text:s text:c="4"/>{</text:p>
              <text:p text:style-name="P33"><text:s text:c="8"/>return price;</text:p>
              <text:p text:style-name="P34"><text:s text:c="4"/>}</text:p>
              <text:p text:style-name="P35"><text:s text:c="4"/>set</text:p>
              <text:p text:style-name="P36"><text:s text:c="4"/>{</text:p>
              <text:p text:style-name="P37"><text:s text:c="8"/>price = value;</text:p>
              <text:p text:style-name="P38"><text:s text:c="4"/>}</text:p>
              <text:p text:style-name="P39">}</text:p>
            </text:list-item>
            <text:list-item>
              <text:p text:style-name="P28">We can add an <text:span text:style-name="Source_Text">if</text:span> statement or a conditional operator to the <text:span text:style-name="Source_Text">set</text:span> accessor to ensure the price is not set to a negative number:</text:p>
              <text:p text:style-name="P40">public decimal Price</text:p>
              <text:p text:style-name="P41">{</text:p>
              <text:p text:style-name="P42"><text:s text:c="4"/>get</text:p>
              <text:p text:style-name="P43"><text:s text:c="4"/>{</text:p>
              <text:p text:style-name="P44"><text:s text:c="8"/>return price;</text:p>
              <text:p text:style-name="P45"><text:s text:c="4"/>}</text:p>
              <text:p text:style-name="P46"><text:s text:c="4"/>set</text:p>
              <text:p text:style-name="P47"><text:s text:c="4"/>{</text:p>
              <text:p text:style-name="P48"><text:s text:c="8"/>price = (value &gt;= 0) ? value : 0;</text:p>
              <text:p text:style-name="P49"><text:s text:c="4"/>}</text:p>
              <text:p text:style-name="P50">}</text:p>
            </text:list-item>
          </text:list>
        </text:list-item>
        <text:list-item>
          <text:p text:style-name="P2">If a class’s attributes have a more limited range of valid values, we might need to write a more complex condition in the setter. For example, consider the Time class:</text:p>
          <text:p text:style-name="P51">class Time</text:p>
          <text:p text:style-name="P52">{</text:p>
          <text:p text:style-name="P53"><text:s text:c="4"/>private int hours;</text:p>
          <text:p text:style-name="P54"><text:s text:c="4"/>private int minutes;</text:p>
          <text:p text:style-name="P55"><text:s text:c="4"/>private int seconds;</text:p>
          <text:p text:style-name="P56">}</text:p>
        </text:list-item>
        <text:list-item>
          <text:p text:style-name="P2">In a Time object, <text:span text:style-name="Source_Text">hours</text:span> can be any non-negative number, but <text:span text:style-name="Source_Text">minutes</text:span> and <text:span text:style-name="Source_Text">seconds</text:span> must be between 0 and 59 for it to represent a valid time interval</text:p>
        </text:list-item>
        <text:list-item>
          <text:p text:style-name="P2">The <text:span text:style-name="Source_Text">SetMinutes</text:span> method can be written as follows:</text:p>
          <text:p text:style-name="P57">public void SetMinutes(int newMinutes)</text:p>
          <text:p text:style-name="P58">{</text:p>
          <text:p text:style-name="P59"><text:s text:c="4"/>if(newMinutes &gt;= 0 &amp;&amp; newMinutes &lt; 60)</text:p>
          <text:p text:style-name="P60"><text:s text:c="4"/>{</text:p>
          <text:p text:style-name="P61"><text:s text:c="8"/>minutes = newMinutes;</text:p>
          <text:p text:style-name="P62"><text:s text:c="4"/>}</text:p>
          <text:p text:style-name="P63"><text:s text:c="4"/>else if(newMinutes &gt;= 60)</text:p>
          <text:p text:style-name="P64"><text:s text:c="4"/>{</text:p>
          <text:p text:style-name="P65"><text:s text:c="8"/>minutes = 59;</text:p>
          <text:p text:style-name="P66"><text:s text:c="4"/>}</text:p>
          <text:p text:style-name="P67"><text:s text:c="4"/>else</text:p>
          <text:p text:style-name="P68"><text:s text:c="4"/>{</text:p>
          <text:p text:style-name="P69"><text:s text:c="8"/>minutes = 0;</text:p>
          <text:p text:style-name="P70"><text:s text:c="4"/>}</text:p>
          <text:p text:style-name="P71">}</text:p>
          <text:list text:style-name="L6">
            <text:list-item>
              <text:p text:style-name="P72">If the parameter <text:span text:style-name="Source_Text">newMinutes</text:span> is between 0 and 59 (both greater than or equal to 0 and less than 60), it is valid and can be assigned to <text:span text:style-name="Source_Text">minutes</text:span></text:p>
            </text:list-item>
            <text:list-item>
              <text:p text:style-name="P72">If <text:span text:style-name="Source_Text">newMinutes</text:span> is 60 or greater, we set <text:span text:style-name="Source_Text">minutes</text:span> to the largest possible value, which is 59</text:p>
            </text:list-item>
            <text:list-item>
              <text:p text:style-name="P72">If <text:span text:style-name="Source_Text">newMinutes</text:span> is less than 0, we set <text:span text:style-name="Source_Text">minutes</text:span> to the smallest possible value, which is 0</text:p>
            </text:list-item>
            <text:list-item>
              <text:p text:style-name="P72">Note that we need an if-else-if statement because there are two different ways that <text:span text:style-name="Source_Text">newMinutes</text:span> can be invalid (too large or too small) and we need to distinguish between them. When the condition <text:span text:style-name="Source_Text">newMinutes &gt;= 0 &amp;&amp; newMinutes &lt; 60</text:span> is false, it could either be because <text:span text:style-name="Source_Text">newMinutes</text:span> is less than 0 or because <text:span text:style-name="Source_Text">newMinutes</text:span> is greater than 59. The <text:span text:style-name="Source_Text">else if</text:span> clause tests which of these possibilities is true.</text:p>
            </text:list-item>
          </text:list>
        </text:list-item>
      </text:list>
      <text:h text:style-name="Heading_20_3" text:outline-level="3"><text:bookmark-start text:name="constructors-with-input-validation"/>Constructors with Input Validation<text:bookmark-end text:name="constructors-with-input-validation"/></text:h>
      <text:list text:style-name="L7">
        <text:list-item>
          <text:p text:style-name="P73">A constructor’s job is to initialize the object’s instance variables, so it is very similar to a “setter” for all the instance variables at once</text:p>
        </text:list-item>
        <text:list-item>
          <text:p text:style-name="P73">If the constructor uses parameters to initialize the instance variables, it can use <text:span text:style-name="Source_Text">if</text:span> statements to ensure the instance variables are not initialized to “bad” values</text:p>
        </text:list-item>
        <text:list-item>
          <text:p text:style-name="P73">Returning to the <text:span text:style-name="Source_Text">Item</text:span> class, this is how we could write a 2-argument constructor that initializes the price to 0 if the parameter <text:span text:style-name="Source_Text">initPrice</text:span> is not a valid price:</text:p>
          <text:p text:style-name="P74">public Item(string initDesc, decimal initPrice)</text:p>
          <text:p text:style-name="P75">{</text:p>
          <text:p text:style-name="P76"><text:s text:c="4"/>description = initDesc;</text:p>
          <text:p text:style-name="P77"><text:s text:c="4"/>price = (initPrice &gt;= 0) ? initPrice : 0;</text:p>
          <text:p text:style-name="P78">}</text:p>
          <text:p text:style-name="P73">With both this constructor and the <text:span text:style-name="Source_Text">SetPrice</text:span> method we wrote earlier, we can now guarantee that it is impossible for an Item object to have a negative price. This will make it easier to write a large program that uses many Item objects without introducing bugs: the program cannot accidentally reduce an item’s price below 0, and it can add up the prices of all the items and be sure to get the correct answer.</text:p>
        </text:list-item>
        <text:list-item>
          <text:p text:style-name="P73">Recall the <text:span text:style-name="Source_Text">ClassRoom</text:span> class from an earlier lecture, which has a room number as one of its attributes. If we know that no classroom building has more than 3 floors, then the room number must be between 100 and 399. The constructor for <text:span text:style-name="Source_Text">ClassRoom</text:span> could check that the room number is valid using an if-else-if statement, as follows:</text:p>
          <text:p text:style-name="P79">public ClassRoom(string buildingParam, int numberParam)</text:p>
          <text:p text:style-name="P80">{</text:p>
          <text:p text:style-name="P81"><text:s text:c="4"/>building = buildingParam;</text:p>
          <text:p text:style-name="P82"><text:s text:c="4"/>if(numberParam &gt;= 400)</text:p>
          <text:p text:style-name="P83"><text:s text:c="4"/>{</text:p>
          <text:p text:style-name="P84"><text:s text:c="8"/>number = 399;</text:p>
          <text:p text:style-name="P85"><text:s text:c="4"/>}</text:p>
          <text:p text:style-name="P86"><text:s text:c="4"/>else if(numberParam &lt; 100)</text:p>
          <text:p text:style-name="P87"><text:s text:c="4"/>{</text:p>
          <text:p text:style-name="P88"><text:s text:c="8"/>number = 100;</text:p>
          <text:p text:style-name="P89"><text:s text:c="4"/>}</text:p>
          <text:p text:style-name="P90"><text:s text:c="4"/>else</text:p>
          <text:p text:style-name="P91"><text:s text:c="4"/>{</text:p>
          <text:p text:style-name="P92"><text:s text:c="8"/>number = numberParam;</text:p>
          <text:p text:style-name="P93"><text:s text:c="4"/>}</text:p>
          <text:p text:style-name="P94">}</text:p>
          <text:list text:style-name="L8">
            <text:list-item>
              <text:p text:style-name="P95">Here, we have used similar logic to the <text:span text:style-name="Source_Text">SetMinutes</text:span> method of the Time class, but with the conditions tested in the opposite order</text:p>
            </text:list-item>
            <text:list-item>
              <text:p text:style-name="P95">First, we check if <text:span text:style-name="Source_Text">numberParam</text:span> is too large (greater than 399), and if so, initialize <text:span text:style-name="Source_Text">number</text:span> to 399</text:p>
            </text:list-item>
            <text:list-item>
              <text:p text:style-name="P95">Then we check if <text:span text:style-name="Source_Text">numberParam</text:span> is too small (less than 100), and if so, initialize <text:span text:style-name="Source_Text">number</text:span> to 100</text:p>
            </text:list-item>
            <text:list-item>
              <text:p text:style-name="P95">If both of these conditions are false, it means <text:span text:style-name="Source_Text">numberParam</text:span> is a valid room number, so we can initialize <text:span text:style-name="Source_Text">number</text:span> to <text:span text:style-name="Source_Text">numberParam</text:span></text:p>
            </text:list-item>
          </text:list>
        </text:list-item>
        <text:list-item>
          <text:p text:style-name="P73">The <text:span text:style-name="Source_Text">Time</text:span> class also needs a constructor that checks if its parameters are within a valid range, since both minutes and seconds must be between 0 and 59</text:p>
        </text:list-item>
        <text:list-item>
          <text:p text:style-name="P73">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96">Time classTime = new Time(0, 75, 0);</text:p>
          <text:p text:style-name="P97">Console.WriteLine($"{classTime.GetHours()} hours, {classTime.GetMinutes()} minutes");</text:p>
          <text:p text:style-name="P73">should produce the output “1 hours, 15 minutes”, not “0 hours, 59 minutes”</text:p>
        </text:list-item>
        <text:list-item>
          <text:p text:style-name="P73">Here’s a first attempt at writing the Time constructor:</text:p>
          <text:p text:style-name="P98">public Time(int hourParam, int minuteParam, int secondParam)</text:p>
          <text:p text:style-name="P99">{</text:p>
          <text:p text:style-name="P100"><text:s text:c="4"/>hours = (hourParam &gt;= 0) ? hourParam : 0;</text:p>
          <text:p text:style-name="P101"><text:s text:c="4"/>if(minuteParam &gt;= 60)</text:p>
          <text:p text:style-name="P102"><text:s text:c="4"/>{</text:p>
          <text:p text:style-name="P103"><text:s text:c="8"/>minutes = minuteParam % 60;</text:p>
          <text:p text:style-name="P104"><text:s text:c="8"/>hours += minuteParam / 60;</text:p>
          <text:p text:style-name="P105"><text:s text:c="4"/>}</text:p>
          <text:p text:style-name="P106"><text:s text:c="4"/>else if(minuteParam &lt; 0)</text:p>
          <text:p text:style-name="P107"><text:s text:c="4"/>{</text:p>
          <text:p text:style-name="P108"><text:s text:c="8"/>minutes = 0;</text:p>
          <text:p text:style-name="P109"><text:s text:c="4"/>}</text:p>
          <text:p text:style-name="P110"><text:s text:c="4"/>else</text:p>
          <text:p text:style-name="P111"><text:s text:c="4"/>{</text:p>
          <text:p text:style-name="P112"><text:s text:c="8"/>minutes = minuteParam;</text:p>
          <text:p text:style-name="P113"><text:s text:c="4"/>}</text:p>
          <text:p text:style-name="P114"><text:s text:c="4"/>if(secondParam &gt;= 60)</text:p>
          <text:p text:style-name="P115"><text:s text:c="4"/>{</text:p>
          <text:p text:style-name="P116"><text:s text:c="8"/>seconds = secondParam % 60;</text:p>
          <text:p text:style-name="P117"><text:s text:c="8"/>minutes += secondParam / 60;</text:p>
          <text:p text:style-name="P118"><text:s text:c="4"/>}</text:p>
          <text:p text:style-name="P119"><text:s text:c="4"/>else if(secondParam &lt; 0)</text:p>
          <text:p text:style-name="P120"><text:s text:c="4"/>{</text:p>
          <text:p text:style-name="P121"><text:s text:c="8"/>seconds = 0;</text:p>
          <text:p text:style-name="P122"><text:s text:c="4"/>}</text:p>
          <text:p text:style-name="P123"><text:s text:c="4"/>else</text:p>
          <text:p text:style-name="P124"><text:s text:c="4"/>{</text:p>
          <text:p text:style-name="P125"><text:s text:c="8"/>seconds = secondParam;</text:p>
          <text:p text:style-name="P126"><text:s text:c="4"/>}</text:p>
          <text:p text:style-name="P127">}</text:p>
          <text:list text:style-name="L9">
            <text:list-item>
              <text:p text:style-name="P128">First, we initialize <text:span text:style-name="Source_Text">hours</text:span> using <text:span text:style-name="Source_Text">hourParam</text:span>, unless <text:span text:style-name="Source_Text">hourParam</text:span> is negative. There is no upper limit on the value of <text:span text:style-name="Source_Text">hours</text:span></text:p>
            </text:list-item>
            <text:list-item>
              <text:p text:style-name="P128">If <text:span text:style-name="Source_Text">minuteParam</text:span> is 60 or greater, we perform an integer division by 60 and add the result to <text:span text:style-name="Source_Text">hours</text:span>, while using the remainder after dividing by 60 to initialize <text:span text:style-name="Source_Text">minutes</text:span>. This separates the value into a whole number of hours and a remaining, valid, number of minutes. Since <text:span text:style-name="Source_Text">hours</text:span> has already been initialized, it is important to use <text:span text:style-name="Source_Text">+=</text:span> (to add to the existing value).</text:p>
            </text:list-item>
            <text:list-item>
              <text:p text:style-name="P128">Similarly, if <text:span text:style-name="Source_Text">secondParam</text:span> is 60 or greater, we divide it into a whole number of minutes and a remaining number of seconds, and add the number of minutes to <text:span text:style-name="Source_Text">minutes</text:span></text:p>
            </text:list-item>
            <text:list-item>
              <text:p text:style-name="P128">With all three parameters, any negative value is replaced with 0</text:p>
            </text:list-item>
          </text:list>
        </text:list-item>
        <text:list-item>
          <text:p text:style-name="P73">This constructor has an error, however: If <text:span text:style-name="Source_Text">minuteParam</text:span> is 59 and <text:span text:style-name="Source_Text">secondParam</text:span> is 60 or greater, <text:span text:style-name="Source_Text">minutes</text:span> will be initialized to 59, but then the second if-else-if statement will increase <text:span text:style-name="Source_Text">minutes</text:span> to 60. There are two ways we can fix this problem.</text:p>
          <text:list text:style-name="L10">
            <text:list-item>
              <text:p text:style-name="P129">One is to add a nested <text:span text:style-name="Source_Text">if</text:span> statement that checks if <text:span text:style-name="Source_Text">minutes</text:span> has been increased past 59 by <text:span text:style-name="Source_Text">secondParam</text:span>:</text:p>
              <text:p text:style-name="P130">public Time(int hourParam, int minuteParam, int secondParam)</text:p>
              <text:p text:style-name="P131">{</text:p>
              <text:p text:style-name="P132"><text:s text:c="4"/>hours = (hourParam &gt;= 0) ? hourParam : 0;</text:p>
              <text:p text:style-name="P133"><text:s text:c="4"/>if(minuteParam &gt;= 60)</text:p>
              <text:p text:style-name="P134"><text:s text:c="4"/>{</text:p>
              <text:p text:style-name="P135"><text:s text:c="8"/>minutes = minuteParam % 60;</text:p>
              <text:p text:style-name="P136"><text:s text:c="8"/>hours += minuteParam / 60;</text:p>
              <text:p text:style-name="P137"><text:s text:c="4"/>}</text:p>
              <text:p text:style-name="P138"><text:s text:c="4"/>else if(minuteParam &lt; 0)</text:p>
              <text:p text:style-name="P139"><text:s text:c="4"/>{</text:p>
              <text:p text:style-name="P140"><text:s text:c="8"/>minutes = 0;</text:p>
              <text:p text:style-name="P141"><text:s text:c="4"/>}</text:p>
              <text:p text:style-name="P142"><text:s text:c="4"/>else</text:p>
              <text:p text:style-name="P143"><text:s text:c="4"/>{</text:p>
              <text:p text:style-name="P144"><text:s text:c="8"/>minutes = minuteParam;</text:p>
              <text:p text:style-name="P145"><text:s text:c="4"/>}</text:p>
              <text:p text:style-name="P146"><text:s text:c="4"/>if(secondParam &gt;= 60)</text:p>
              <text:p text:style-name="P147"><text:s text:c="4"/>{</text:p>
              <text:p text:style-name="P148"><text:s text:c="8"/>seconds = secondParam % 60;</text:p>
              <text:p text:style-name="P149"><text:s text:c="8"/>minutes += secondParam / 60;</text:p>
              <text:p text:style-name="P150"><text:s text:c="8"/>if(minutes &gt;= 60)</text:p>
              <text:p text:style-name="P151"><text:s text:c="8"/>{</text:p>
              <text:p text:style-name="P152"><text:s text:c="12"/>hours += minutes / 60;</text:p>
              <text:p text:style-name="P153"><text:s text:c="12"/>minutes = minutes % 60;</text:p>
              <text:p text:style-name="P154"><text:s text:c="8"/>}</text:p>
              <text:p text:style-name="P155"><text:s text:c="4"/>}</text:p>
              <text:p text:style-name="P156"><text:s text:c="4"/>else if(secondParam &lt; 0)</text:p>
              <text:p text:style-name="P157"><text:s text:c="4"/>{</text:p>
              <text:p text:style-name="P158"><text:s text:c="8"/>seconds = 0;</text:p>
              <text:p text:style-name="P159"><text:s text:c="4"/>}</text:p>
              <text:p text:style-name="P160"><text:s text:c="4"/>else</text:p>
              <text:p text:style-name="P161"><text:s text:c="4"/>{</text:p>
              <text:p text:style-name="P162"><text:s text:c="8"/>seconds = secondParam;</text:p>
              <text:p text:style-name="P163"><text:s text:c="4"/>}</text:p>
              <text:p text:style-name="P164">}</text:p>
            </text:list-item>
            <text:list-item>
              <text:p text:style-name="P129">Another is to use the <text:span text:style-name="Source_Text">AddMinutes</text:span> method we have already written to increase <text:span text:style-name="Source_Text">minutes</text:span>, rather than the <text:span text:style-name="Source_Text">+=</text:span> operator, because this method ensures that <text:span text:style-name="Source_Text">minutes</text:span> stays between 0 and 59 and increments <text:span text:style-name="Source_Text">hours</text:span> if necessary:</text:p>
              <text:p text:style-name="P165">public Time(int hourParam, int minuteParam, int secondParam)</text:p>
              <text:p text:style-name="P166">{</text:p>
              <text:p text:style-name="P167"><text:s text:c="4"/>hours = (hourParam &gt;= 0) ? hourParam : 0;</text:p>
              <text:p text:style-name="P168"><text:s text:c="4"/>if(minuteParam &gt;= 60)</text:p>
              <text:p text:style-name="P169"><text:s text:c="4"/>{</text:p>
              <text:p text:style-name="P170"><text:s text:c="8"/>AddMinutes(minuteParam);</text:p>
              <text:p text:style-name="P171"><text:s text:c="4"/>}</text:p>
              <text:p text:style-name="P172"><text:s text:c="4"/>else if(minuteParam &lt; 0)</text:p>
              <text:p text:style-name="P173"><text:s text:c="4"/>{</text:p>
              <text:p text:style-name="P174"><text:s text:c="8"/>minutes = 0;</text:p>
              <text:p text:style-name="P175"><text:s text:c="4"/>}</text:p>
              <text:p text:style-name="P176"><text:s text:c="4"/>else</text:p>
              <text:p text:style-name="P177"><text:s text:c="4"/>{</text:p>
              <text:p text:style-name="P178"><text:s text:c="8"/>minutes = minuteParam;</text:p>
              <text:p text:style-name="P179"><text:s text:c="4"/>}</text:p>
              <text:p text:style-name="P180"><text:s text:c="4"/>if(secondParam &gt;= 60)</text:p>
              <text:p text:style-name="P181"><text:s text:c="4"/>{</text:p>
              <text:p text:style-name="P182"><text:s text:c="8"/>seconds = secondParam % 60;</text:p>
              <text:p text:style-name="P183"><text:s text:c="8"/>AddMinutes(secondParam / 60);</text:p>
              <text:p text:style-name="P184"><text:s text:c="4"/>}</text:p>
              <text:p text:style-name="P185"><text:s text:c="4"/>else if(secondParam &lt; 0)</text:p>
              <text:p text:style-name="P186"><text:s text:c="4"/>{</text:p>
              <text:p text:style-name="P187"><text:s text:c="8"/>seconds = 0;</text:p>
              <text:p text:style-name="P188"><text:s text:c="4"/>}</text:p>
              <text:p text:style-name="P189"><text:s text:c="4"/>else</text:p>
              <text:p text:style-name="P190"><text:s text:c="4"/>{</text:p>
              <text:p text:style-name="P191"><text:s text:c="8"/>seconds = secondParam;</text:p>
              <text:p text:style-name="P192"><text:s text:c="4"/>}</text:p>
              <text:p text:style-name="P193">}</text:p>
              <text:p text:style-name="P129">Note that we can also use <text:span text:style-name="Source_Text">AddMinutes</text:span> in the first <text:span text:style-name="Source_Text">if</text:span> statement, since it will perform the same integer division and remainder operations that we originally wrote for <text:span text:style-name="Source_Text">minuteParam</text:span>.</text:p>
            </text:list-item>
          </text:list>
        </text:list-item>
      </text:list>
      <text:h text:style-name="Heading_20_3" text:outline-level="3"><text:bookmark-start text:name="boolean-parameters"/>Boolean Parameters<text:bookmark-end text:name="boolean-parameters"/></text:h>
      <text:list text:style-name="L11">
        <text:list-item>
          <text:p text:style-name="P194">When writing a method, we might want a single method to take one of two different actions depending on some condition, instead of doing the same thing every time. In this case we can declare the method with a <text:span text:style-name="Source_Text">bool</text:span> parameter, whose value represents whether the method should (true) or should not (false) have a certain behavior.</text:p>
        </text:list-item>
        <text:list-item>
          <text:p text:style-name="P194">For example, in the <text:span text:style-name="Source_Text">Room</text:span> class we wrote in lab, we wrote two separate methods to compute the area of the room: <text:span text:style-name="Source_Text">ComputeArea()</text:span> would compute and return the area in meters, while <text:span text:style-name="Source_Text">ComputeAreaFeet()</text:span> would compute and return the area in feet. Instead, we could write a single method that computes the area in either feet or meters depending on a parameter:</text:p>
          <text:p text:style-name="P195">public double ComputeArea(bool useMeters)</text:p>
          <text:p text:style-name="P196">{</text:p>
          <text:p text:style-name="P197"><text:s text:c="4"/>if(useMeters)</text:p>
          <text:p text:style-name="P198"><text:s text:c="8"/>return length * width;</text:p>
          <text:p text:style-name="P199"><text:s text:c="4"/>else</text:p>
          <text:p text:style-name="P200"><text:s text:c="8"/>return GetLengthFeet() * GetWidthFeet();</text:p>
          <text:p text:style-name="P201">}</text:p>
          <text:list text:style-name="L12">
            <text:list-item>
              <text:p text:style-name="P202">If the <text:span text:style-name="Source_Text">useMeters</text:span> parameter is <text:span text:style-name="Source_Text">true</text:span>, this method acts like the original ComputeArea method and returns the area in meters</text:p>
            </text:list-item>
            <text:list-item>
              <text:p text:style-name="P202">If the <text:span text:style-name="Source_Text">useMeters</text:span> parameter is <text:span text:style-name="Source_Text">false</text:span>, this method acts like ComputeAreaFeet and returns the area in feet</text:p>
            </text:list-item>
            <text:list-item>
              <text:p text:style-name="P202">We can use the method like this:</text:p>
              <text:p text:style-name="P203">Console.WriteLine("Compute area in feet (f) or meters (m)?");</text:p>
              <text:p text:style-name="P204">char userChoice = char.Parse(Console.ReadLine());</text:p>
              <text:p text:style-name="P205">if(userChoice == 'f')</text:p>
              <text:p text:style-name="P206">{</text:p>
              <text:p text:style-name="P207"><text:s text:c="4"/>Console.WriteLine($"Area: {myRoom.ComputeArea(false)}");</text:p>
              <text:p text:style-name="P208">}</text:p>
              <text:p text:style-name="P209">else if(userChoice == 'm')</text:p>
              <text:p text:style-name="P210">{</text:p>
              <text:p text:style-name="P211"><text:s text:c="4"/>Console.WriteLine($"Area: {myRoom.ComputeArea(true)}");</text:p>
              <text:p text:style-name="P212">}</text:p>
              <text:p text:style-name="P213">else</text:p>
              <text:p text:style-name="P214">{</text:p>
              <text:p text:style-name="P215"><text:s text:c="4"/>Console.WriteLine("Invalid choice");</text:p>
              <text:p text:style-name="P216">}</text:p>
              <text:p text:style-name="P202">Regardless of whether the user requests feet or meters, we can call the same method. Instead of calling <text:span text:style-name="Source_Text">ComputeAreaFeet()</text:span> when the user requests the area in feet, we call <text:span text:style-name="Source_Text">ComputeArea(false)</text:span></text:p>
            </text:list-item>
            <text:list-item>
              <text:p text:style-name="P202">Note that the <text:span text:style-name="Source_Text">bool</text:span> argument to <text:span text:style-name="Source_Text">ComputeArea</text:span> can be any expression that results in a Boolean value, not just true or false. This means that we can actually eliminate the <text:span text:style-name="Source_Text">if</text:span> statement from the previous example:</text:p>
              <text:p text:style-name="P217">Console.WriteLine("Compute area in feet (f) or meters (m)?");</text:p>
              <text:p text:style-name="P218">char userChoice = char.Parse(Console.ReadLine());</text:p>
              <text:p text:style-name="P219">bool wantsMeters = userChoice == 'm';</text:p>
              <text:p text:style-name="P220">Console.WriteLine($"Area: {myRoom.ComputeArea(wantsMeters)}");</text:p>
              <text:p text:style-name="P202">The expression <text:span text:style-name="Source_Text">userChoice == 'm'</text:span> is true if the user has requested to see the area in meters. Instead of testing this expression in an <text:span text:style-name="Source_Text">if</text:span> statement, we can simply use it as the argument to <text:span text:style-name="Source_Text">ComputeArea</text:span> – if the expression is true, we should call <text:span text:style-name="Source_Text">ComputeArea(true)</text:span> to get the area in meters.</text:p>
            </text:list-item>
          </text:list>
        </text:list-item>
        <text:list-item>
          <text:p text:style-name="P194">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4">For example, in the lab we wrote two different constructors for the <text:span text:style-name="Source_Text">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13">
            <text:list-item>
              <text:p text:style-name="P221">Meters constructor:</text:p>
              <text:p text:style-name="P222">public Room(double lengthMeters, double widthMeters, string initName)</text:p>
            </text:list-item>
            <text:list-item>
              <text:p text:style-name="P221">Feet constructor:</text:p>
              <text:p text:style-name="P223">public Room(double lengthFeet, double widthFeet)</text:p>
            </text:list-item>
            <text:list-item>
              <text:p text:style-name="P221">The problem with this approach is that the feet constructor cannot initialize the name of the room; if we gave it a <text:span text:style-name="Source_Text">string</text:span> parameter for the room name, it would have the same signature as the meters constructor.</text:p>
            </text:list-item>
            <text:list-item>
              <text:p text:style-name="P221">Using a Boolean parameter, we can write a single constructor that accepts either meters or feet, and is equally capable of initializing the name attribute in both cases:</text:p>
              <text:p text:style-name="P224">public Room(double lengthP, double widthP, string nameP, bool meters)</text:p>
              <text:p text:style-name="P225">{</text:p>
              <text:p text:style-name="P226"><text:s text:c="4"/>if(meters)</text:p>
              <text:p text:style-name="P227"><text:s text:c="4"/>{</text:p>
              <text:p text:style-name="P228"><text:s text:c="8"/>length = lengthP;</text:p>
              <text:p text:style-name="P229"><text:s text:c="8"/>width = widthP;</text:p>
              <text:p text:style-name="P230"><text:s text:c="4"/>}</text:p>
              <text:p text:style-name="P231"><text:s text:c="4"/>else</text:p>
              <text:p text:style-name="P232"><text:s text:c="4"/>{</text:p>
              <text:p text:style-name="P233"><text:s text:c="8"/>length = lengthP * 0.3048;</text:p>
              <text:p text:style-name="P234"><text:s text:c="8"/>width = widthP * 0.3048;</text:p>
              <text:p text:style-name="P235"><text:s text:c="4"/>}</text:p>
              <text:p text:style-name="P236"><text:s text:c="4"/>name = nameP;</text:p>
              <text:p text:style-name="P237">}</text:p>
            </text:list-item>
            <text:list-item>
              <text:p text:style-name="P221">If the parameter <text:span text:style-name="Source_Text">meters</text:span> is true, this constructor interprets the length and width parameters as meters (acting like the previous “meters constructor”), but if <text:span text:style-name="Source_Text">meters</text:span> is false, this constructor interprets the length and width parameters as feet (acting like the previous “feet constructor”).</text:p>
            </text:list-item>
          </text:list>
        </text:list-item>
      </text:list>
      <text:h text:style-name="Heading_20_3" text:outline-level="3"><text:bookmark-start text:name="ordinary-methods-using-if"/>Ordinary Methods Using <text:span text:style-name="Source_Text">if</text:span><text:bookmark-end text:name="ordinary-methods-using-if"/></text:h>
      <text:list text:style-name="L14">
        <text:list-item>
          <text:p text:style-name="P238">Besides enhancing our “setter” methods, we can also use <text:span text:style-name="Source_Text">if</text:span> statements to write other methods that change their behavior based on conditions</text:p>
        </text:list-item>
        <text:list-item>
          <text:p text:style-name="P238">For example, we could add a <text:span text:style-name="Source_Text">GetFloor</text:span> method to <text:span text:style-name="Source_Text">ClassRoom</text:span> that returns a string describing which floor the classroom is on. This looks very similar to the example <text:span text:style-name="Source_Text">if-else-if</text:span> statement we wrote in a previous lecture, but inside the <text:span text:style-name="Source_Text">ClassRoom</text:span> class rather than in a <text:span text:style-name="Source_Text">Main</text:span> method:</text:p>
          <text:p text:style-name="P239">public string GetFloor()</text:p>
          <text:p text:style-name="P240">{</text:p>
          <text:p text:style-name="P241"><text:s text:c="4"/>if(number &gt;= 300)</text:p>
          <text:p text:style-name="P242"><text:s text:c="4"/>{</text:p>
          <text:p text:style-name="P243"><text:s text:c="8"/>return "Third floor";</text:p>
          <text:p text:style-name="P244"><text:s text:c="4"/>}</text:p>
          <text:p text:style-name="P245"><text:s text:c="4"/>else if(number &gt;= 200)</text:p>
          <text:p text:style-name="P246"><text:s text:c="4"/>{</text:p>
          <text:p text:style-name="P247"><text:s text:c="8"/>return "Second floor";</text:p>
          <text:p text:style-name="P248"><text:s text:c="4"/>}</text:p>
          <text:p text:style-name="P249"><text:s text:c="4"/>else if(number &gt;= 100)</text:p>
          <text:p text:style-name="P250"><text:s text:c="4"/>{</text:p>
          <text:p text:style-name="P251"><text:s text:c="8"/>return "First floor";</text:p>
          <text:p text:style-name="P252"><text:s text:c="4"/>}</text:p>
          <text:p text:style-name="P253"><text:s text:c="4"/>else</text:p>
          <text:p text:style-name="P254"><text:s text:c="4"/>{</text:p>
          <text:p text:style-name="P255"><text:s text:c="8"/>return "Invalid room";</text:p>
          <text:p text:style-name="P256"><text:s text:c="4"/>}</text:p>
          <text:p text:style-name="P257">}</text:p>
          <text:list text:style-name="L15">
            <text:list-item>
              <text:p text:style-name="P258">Now we can replace the <text:span text:style-name="Source_Text">if-else-if</text:span> statement in the <text:span text:style-name="Source_Text">Main</text:span> method with a single statement: <text:span text:style-name="Source_Text">Console.WriteLine(myRoom.GetFloor());</text:span></text:p>
            </text:list-item>
          </text:list>
        </text:list-item>
        <text:list-item>
          <text:p text:style-name="P238">We can add a <text:span text:style-name="Source_Text">MakeCube</text:span> method to the <text:span text:style-name="Source_Text">Prism</text:span> class that transforms the prism into a cube by “shrinking” two of its three dimensions, so that all three are equal to the smallest dimension. For example, if <text:span text:style-name="Source_Text">myPrism</text:span> is a prism with length 4, width 3, and depth 6, <text:span text:style-name="Source_Text">myPrism.MakeCube()</text:span> should change its length and depth to 3.</text:p>
          <text:p text:style-name="P259">public void MakeCube()</text:p>
          <text:p text:style-name="P260">{</text:p>
          <text:p text:style-name="P261"><text:s text:c="4"/>if(length &lt;= width &amp;&amp; length &lt;= depth)</text:p>
          <text:p text:style-name="P262"><text:s text:c="4"/>{</text:p>
          <text:p text:style-name="P263"><text:s text:c="8"/>width = length;</text:p>
          <text:p text:style-name="P264"><text:s text:c="8"/>depth = length;</text:p>
          <text:p text:style-name="P265"><text:s text:c="4"/>}</text:p>
          <text:p text:style-name="P266"><text:s text:c="4"/>else if(width &lt;= length &amp;&amp; width &lt;= depth)</text:p>
          <text:p text:style-name="P267"><text:s text:c="4"/>{</text:p>
          <text:p text:style-name="P268"><text:s text:c="8"/>length = width;</text:p>
          <text:p text:style-name="P269"><text:s text:c="8"/>depth = width;</text:p>
          <text:p text:style-name="P270"><text:s text:c="4"/>}</text:p>
          <text:p text:style-name="P271"><text:s text:c="4"/>else</text:p>
          <text:p text:style-name="P272"><text:s text:c="4"/>{</text:p>
          <text:p text:style-name="P273"><text:s text:c="8"/>length = depth;</text:p>
          <text:p text:style-name="P274"><text:s text:c="8"/>width = depth;</text:p>
          <text:p text:style-name="P275"><text:s text:c="4"/>}</text:p>
          <text:p text:style-name="P276">}</text:p>
          <text:list text:style-name="L16">
            <text:list-item>
              <text:p text:style-name="P277">This <text:span text:style-name="Source_Text">if-else-if</text:span> statement first checks to see if <text:span text:style-name="Source_Text">length</text:span> is the smallest dimension, and if so, sets the other two dimensions to be equal to <text:span text:style-name="Source_Text">length</text:span></text:p>
            </text:list-item>
            <text:list-item>
              <text:p text:style-name="P277">Similarly, if <text:span text:style-name="Source_Text">width</text:span> is the smallest dimension, it sets both other dimensions to <text:span text:style-name="Source_Text">width</text:span></text:p>
            </text:list-item>
            <text:list-item>
              <text:p text:style-name="P277">No condition is necessary in the <text:span text:style-name="Source_Text">else</text:span> clause, because one of the three dimensions must be the smallest. If the first two conditions are false, <text:span text:style-name="Source_Text">depth</text:span> must be the smallest dimension.</text:p>
            </text:list-item>
            <text:list-item>
              <text:p text:style-name="P277">Note that we need to use <text:span text:style-name="Source_Text">&lt;=</text:span> in both comparisons, not <text:span text:style-name="Source_Text">&lt;</text:span>: if <text:span text:style-name="Source_Text">length</text:span> is equal to <text:span text:style-name="Source_Text">width</text:span>, but smaller than <text:span text:style-name="Source_Text">depth</text:span>, we should still set all dimensions to be equal to <text:span text:style-name="Source_Text">length</text:span></text:p>
            </text:list-item>
          </text:list>
        </text:list-item>
      </text:list>
      <text:h text:style-name="Heading_20_3" text:outline-level="3"><text:bookmark-start text:name="boolean-instance-variables"/>Boolean Instance Variables<text:bookmark-end text:name="boolean-instance-variables"/></text:h>
      <text:list text:style-name="L17">
        <text:list-item>
          <text:p text:style-name="P278">A class might need a <text:span text:style-name="Source_Text">bool</text:span> instance variable if it has an attribute that can only be in one of two states, e.g. on/off, feet/meters, on sale/not on sale</text:p>
        </text:list-item>
        <text:list-item>
          <text:p text:style-name="P278">For example, we can add an instance variable called “taxable” to the Item class to indicate whether or not the item should have sales tax added to its price at checkout. The UML diagram for Item with this instance variable would look like this:</text:p>
          <table:table table:name="Table1" table:style-name="Table1">
            <table:table-column table:style-name="Table1.A"/>
            <table:table-header-rows>
              <table:table-row>
                <table:table-cell table:style-name="TableHeaderRowCell" office:value-type="string">
                  <text:p text:style-name="Table_20_Heading"><text:span text:style-name="T1">Item</text:span></text:p>
                </table:table-cell>
              </table:table-row>
            </table:table-header-rows>
            <table:table-row>
              <table:table-cell table:style-name="TableRowCell" office:value-type="string">
                <text:p text:style-name="Table_20_Contents">- price: <text:span text:style-name="Source_Text">decimal</text:span></text:p>
              </table:table-cell>
            </table:table-row>
            <table:table-row>
              <table:table-cell table:style-name="TableRowCell" office:value-type="string">
                <text:p text:style-name="Table_20_Contents">- description: <text:span text:style-name="Source_Text">string</text:span></text:p>
              </table:table-cell>
            </table:table-row>
            <table:table-row>
              <table:table-cell table:style-name="TableRowCell" office:value-type="string">
                <text:p text:style-name="Table_20_Contents">- taxable: <text:span text:style-name="Source_Text">bool</text:span></text:p>
              </table:table-cell>
            </table:table-row>
            <table:table-row>
              <table:table-cell table:style-name="TableRowCell" office:value-type="string">
                <text:p text:style-name="Table_20_Contents">+ SALES_TAX: <text:span text:style-name="Source_Text">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Source_Text">string</text:span>, initPrice: <text:span text:style-name="Source_Text">decimal</text:span>, isTaxable: <text:span text:style-name="Source_Text">bool</text:span>)</text:p>
              </table:table-cell>
            </table:table-row>
            <table:table-row>
              <table:table-cell table:style-name="TableRowCell" office:value-type="string">
                <text:p text:style-name="Table_20_Contents">+ SetPrice(priceParameter: <text:span text:style-name="Source_Text">decimal</text:span>)</text:p>
              </table:table-cell>
            </table:table-row>
            <table:table-row>
              <table:table-cell table:style-name="TableRowCell" office:value-type="string">
                <text:p text:style-name="Table_20_Contents">+ GetPrice(): <text:span text:style-name="Source_Text">decimal</text:span></text:p>
              </table:table-cell>
            </table:table-row>
            <table:table-row>
              <table:table-cell table:style-name="TableRowCell" office:value-type="string">
                <text:p text:style-name="Table_20_Contents">+ SetDescription(descriptionParameter: <text:span text:style-name="Source_Text">string</text:span>)</text:p>
              </table:table-cell>
            </table:table-row>
            <table:table-row>
              <table:table-cell table:style-name="TableRowCell" office:value-type="string">
                <text:p text:style-name="Table_20_Contents">+ GetDescription(): <text:span text:style-name="Source_Text">string</text:span></text:p>
              </table:table-cell>
            </table:table-row>
            <table:table-row>
              <table:table-cell table:style-name="TableRowCell" office:value-type="string">
                <text:p text:style-name="Table_20_Contents">+ SetTaxable(taxableParam: <text:span text:style-name="Source_Text">bool</text:span>)</text:p>
              </table:table-cell>
            </table:table-row>
            <table:table-row>
              <table:table-cell table:style-name="TableRowCell" office:value-type="string">
                <text:p text:style-name="Table_20_Contents">+ IsTaxable() : <text:span text:style-name="Source_Text">bool</text:span></text:p>
              </table:table-cell>
            </table:table-row>
          </table:table>
          <text:list text:style-name="L18">
            <text:list-item>
              <text:p text:style-name="P279">Note that the “getter” for a Boolean variable is conventionally named with a word like “Is” or “Has” rather than “Get”</text:p>
            </text:list-item>
            <text:list-item>
              <text:p text:style-name="P279">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Source_Text">0.08m</text:span>) every time we want to compute a total price with tax.</text:p>
            </text:list-item>
          </text:list>
        </text:list-item>
        <text:list-item>
          <text:p text:style-name="P278">The instance variables and constructor for <text:span text:style-name="Source_Text">Item</text:span> now look like this:</text:p>
          <text:p text:style-name="P280">class Item</text:p>
          <text:p text:style-name="P281">{</text:p>
          <text:p text:style-name="P282"><text:s text:c="4"/>private string description;</text:p>
          <text:p text:style-name="P283"><text:s text:c="4"/>private decimal price;</text:p>
          <text:p text:style-name="P284"><text:s text:c="4"/>private bool taxable</text:p>
          <text:p text:style-name="P285"><text:s text:c="4"/>public const decimal SALES_TAX = 0.08m;</text:p>
          <text:p text:style-name="P286"/>
          <text:p text:style-name="P287"><text:s text:c="4"/>public Item(string initDesc, decimal initPrice, bool isTaxable)</text:p>
          <text:p text:style-name="P288"><text:s text:c="4"/>{</text:p>
          <text:p text:style-name="P289"><text:s text:c="8"/>description = initDesc;</text:p>
          <text:p text:style-name="P290"><text:s text:c="8"/>price = (initPrice &gt;= 0) ? initPrice : 0;</text:p>
          <text:p text:style-name="P291"><text:s text:c="8"/>taxable = isTaxable;</text:p>
          <text:p text:style-name="P292"><text:s text:c="4"/>}</text:p>
          <text:p text:style-name="P293">...</text:p>
          <text:p text:style-name="P294">}</text:p>
        </text:list-item>
        <text:list-item>
          <text:p text:style-name="P278">We can use this instance variable in a <text:span text:style-name="Source_Text">Main</text:span> method to compute the final price of an Item based on whether or not it is taxable:</text:p>
          <text:p text:style-name="P295">Item myItem = new Item("Blue Polo Shirt", 19.99m, true);</text:p>
          <text:p text:style-name="P296">decimal totalPrice = myItem.GetPrice();</text:p>
          <text:p text:style-name="P297">if(myItem.isTaxable())</text:p>
          <text:p text:style-name="P298">{</text:p>
          <text:p text:style-name="P299"><text:s text:c="4"/>totalPrice = totalPrice + (totalPrice * Item.SALES_TAX);</text:p>
          <text:p text:style-name="P300">}</text:p>
          <text:p text:style-name="P301">Console.WriteLine($"Final price: {totalPrice:C}");</text:p>
        </text:list-item>
        <text:list-item>
          <text:p text:style-name="P278">However, if we were writing a program that handled large numbers of items, we might find it tedious to write this <text:span text:style-name="Source_Text">if</text:span> statement every time. To make it easier to compute the “real” (with tax) price of an item, we could instead modify the <text:span text:style-name="Source_Text">GetPrice()</text:span> method to automatically include sales tax if applicable:</text:p>
          <text:p text:style-name="P302">public decimal GetPrice()</text:p>
          <text:p text:style-name="P303">{</text:p>
          <text:p text:style-name="P304"><text:s text:c="4"/>if(taxable)</text:p>
          <text:p text:style-name="P305"><text:s text:c="8"/>return price + (price * SALES_TAX);</text:p>
          <text:p text:style-name="P306"><text:s text:c="4"/>else</text:p>
          <text:p text:style-name="P307"><text:s text:c="8"/>return price;</text:p>
          <text:p text:style-name="P308">}</text:p>
          <text:p text:style-name="P278">Now, <text:span text:style-name="Source_Text">myItem.GetPrice()</text:span> will return the price with tax if the item is taxable, so our <text:span text:style-name="Source_Text">Main</text:span> method can simply use <text:span text:style-name="Source_Text">myItem.GetPrice()</text:span> as the total price without needing to check <text:span text:style-name="Source_Text">myItem.isTaxable()</text:span>.</text:p>
        </text:list-item>
      </text:list>
      <text:h text:style-name="Heading_20_2" text:outline-level="2"><text:bookmark-start text:name="using-while-loops-with-classes"/>Using <text:span text:style-name="Source_Text">while</text:span> Loops with Classes<text:bookmark-end text:name="using-while-loops-with-classes"/></text:h>
      <text:p text:style-name="First_20_paragraph">There are several ways that <text:span text:style-name="Source_Text">while</text:span> loops are useful when working with classes and methods:</text:p>
      <text:list text:style-name="L19">
        <text:list-item>
          <text:p text:style-name="P309">To validate input before calling a method</text:p>
        </text:list-item>
        <text:list-item>
          <text:p text:style-name="P309">Inside a method, to interact with the user</text:p>
        </text:list-item>
        <text:list-item>
          <text:p text:style-name="P309">Inside a method, to take repeated action based on the object’s attributes</text:p>
        </text:list-item>
        <text:list-item>
          <text:p text:style-name="P309">To control program behavior based on the return value of a method</text:p>
        </text:list-item>
      </text:list>
      <text:h text:style-name="Heading_20_3" text:outline-level="3"><text:bookmark-start text:name="input-validation-with-objects"/>Input Validation with Objects<text:bookmark-end text:name="input-validation-with-objects"/></text:h>
      <text:list text:style-name="L20">
        <text:list-item>
          <text:p text:style-name="P310">As we have seen in a previous section (Loops and Input Validation), <text:span text:style-name="Source_Text">while</text:span> loops can be used with the <text:span text:style-name="Source_Text">TryParse</text:span> method to repeatedly prompt the user for input until he/she enters a valid value</text:p>
        </text:list-item>
        <text:list-item>
          <text:p text:style-name="P310">This is a useful technique to use before initializing an object’s attributes with user-provided data</text:p>
        </text:list-item>
        <text:list-item>
          <text:p text:style-name="P310">For example, the length and width of a <text:span text:style-name="Source_Text">Rectangle</text:span> object should be non-negative integers. If we want to create a <text:span text:style-name="Source_Text">Rectangle</text:span> with a length and width provided by the user, we can use a <text:span text:style-name="Source_Text">while</text:span> loop for each attribute to ensure the user enters valid values before constructing the <text:span text:style-name="Source_Text">Rectangle</text:span>.</text:p>
          <text:p text:style-name="P311">int length, width;</text:p>
          <text:p text:style-name="P312">bool isInt;</text:p>
          <text:p text:style-name="P313">do</text:p>
          <text:p text:style-name="P314">{</text:p>
          <text:p text:style-name="P315"><text:s text:c="4"/>Console.WriteLine("Enter a positive length");</text:p>
          <text:p text:style-name="P316"><text:s text:c="4"/>isInt = int.TryParse(Console.ReadLine(), out length);</text:p>
          <text:p text:style-name="P317">} while(!isInt || length &lt; 0);</text:p>
          <text:p text:style-name="P318">do</text:p>
          <text:p text:style-name="P319">{</text:p>
          <text:p text:style-name="P320"><text:s text:c="4"/>Console.WriteLine("Enter a positive width");</text:p>
          <text:p text:style-name="P321"><text:s text:c="4"/>isInt = int.TryParse(Console.ReadLine(), out width);</text:p>
          <text:p text:style-name="P322">} while(!isInt || width &lt; 0);</text:p>
          <text:p text:style-name="P323">Rectangle myRectangle = new Rectangle(length, width);</text:p>
          <text:list text:style-name="L21">
            <text:list-item>
              <text:p text:style-name="P324">Each loop asks the user to enter a number, and repeats if the user enters a non-integer (<text:span text:style-name="Source_Text">TryParse</text:span> returns <text:span text:style-name="Source_Text">false</text:span>) or enters a negative number (<text:span text:style-name="Source_Text">length</text:span> or <text:span text:style-name="Source_Text">width</text:span> is less than 0).</text:p>
            </text:list-item>
            <text:list-item>
              <text:p text:style-name="P324">Note that we can re-use the <text:span text:style-name="Source_Text">bool</text:span> variable <text:span text:style-name="Source_Text">isInt</text:span> to contain the return value of <text:span text:style-name="Source_Text">TryParse</text:span> in the second loop, since it would otherwise have no purpose or meaning after the first loop ends.</text:p>
            </text:list-item>
            <text:list-item>
              <text:p text:style-name="P324">After both loops have ended, we know that <text:span text:style-name="Source_Text">length</text:span> and <text:span text:style-name="Source_Text">width</text:span> are sensible values to use to construct a <text:span text:style-name="Source_Text">Rectangle</text:span></text:p>
            </text:list-item>
          </text:list>
        </text:list-item>
        <text:list-item>
          <text:p text:style-name="P310">Similarly, we can use <text:span text:style-name="Source_Text">while</text:span> loops to validate user input before calling a non-constructor method that takes arguments, such as <text:span text:style-name="Source_Text">Rectangle</text:span>’s <text:span text:style-name="Source_Text">Multiply</text:span> method or <text:span text:style-name="Source_Text">Item</text:span>’s <text:span text:style-name="Source_Text">SetPrice</text:span> method</text:p>
        </text:list-item>
        <text:list-item>
          <text:p text:style-name="P310">For example, if a program has an already-initialized <text:span text:style-name="Source_Text">Item</text:span> object named <text:span text:style-name="Source_Text">myItem</text:span> and wants to use <text:span text:style-name="Source_Text">SetPrice</text:span> to change its price to a user-provided value, we can use a <text:span text:style-name="Source_Text">while</text:span> loop to keep prompting the user for input until he/she enters a valid price.</text:p>
          <text:p text:style-name="P325">bool isNumber;</text:p>
          <text:p text:style-name="P326">decimal newPrice;</text:p>
          <text:p text:style-name="P327">do</text:p>
          <text:p text:style-name="P328">{</text:p>
          <text:p text:style-name="P329"><text:s text:c="4"/>Console.WriteLine($"Enter a new price for {myItem.GetDescription()}");</text:p>
          <text:p text:style-name="P330"><text:s text:c="4"/>isNumber = decimal.TryParse(Console.ReadLine(), out newPrice);</text:p>
          <text:p text:style-name="P331">} while(!isNumber || newPrice &lt; 0);</text:p>
          <text:p text:style-name="P332">myItem.SetPrice(newPrice);</text:p>
          <text:list text:style-name="L22">
            <text:list-item>
              <text:p text:style-name="P333">Like with our previous example, the <text:span text:style-name="Source_Text">while</text:span> loop’s condition will be <text:span text:style-name="Source_Text">true</text:span> if the user enters a non-numeric string, or a negative value. Thus the loop will only stop when <text:span text:style-name="Source_Text">newPrice</text:span> contains a valid price provided by the user.</text:p>
            </text:list-item>
            <text:list-item>
              <text:p text:style-name="P333">Although it is “safe” to pass a negative value as the argument to <text:span text:style-name="Source_Text">SetPrice</text:span>, now that we added an <text:span text:style-name="Source_Text">if</text:span> statement to <text:span text:style-name="Source_Text">SetPrice</text:span>, it can still be useful to write this <text:span text:style-name="Source_Text">while</text:span> loop</text:p>
            </text:list-item>
            <text:list-item>
              <text:p text:style-name="P333">The <text:span text:style-name="Source_Text">SetPrice</text:span> method will use a default value of 0 if its argument is negative, but it will not alert the user that the price they provided is invalid or give them an opportunity to provide a new price</text:p>
            </text:list-item>
          </text:list>
        </text:list-item>
        <text:list-item>
          <text:p text:style-name="P310">The <text:span text:style-name="Source_Text">ComputeArea</text:span> method that we wrote earlier for the <text:span text:style-name="Source_Text">Room</text:span> class demonstrates another situation where it is useful to write a <text:span text:style-name="Source_Text">while</text:span> loop before calling a method</text:p>
          <text:list text:style-name="L23">
            <text:list-item>
              <text:p text:style-name="P334">Note that in the version of the code that passes the user’s input directly to the <text:span text:style-name="Source_Text">ComputeArea</text:span> method, instead of using an <text:span text:style-name="Source_Text">if-else-if</text:span> statement, there is nothing to ensure the user enters one of the choices “f” or “m”:</text:p>
              <text:p text:style-name="P335">Console.WriteLine("Compute area in feet (f) or meters (m)?");</text:p>
              <text:p text:style-name="P336">char userChoice = char.Parse(Console.ReadLine());</text:p>
              <text:p text:style-name="P337">Console.WriteLine($"Area: {myRoom.ComputeArea(userChoice == 'm')}");</text:p>
            </text:list-item>
            <text:list-item>
              <text:p text:style-name="P334">This means that if the user enters a multiple-letter string the program will crash (<text:span text:style-name="Source_Text">char.Parse</text:span> throws an exception if its input string is larger than one character), and if the user enters a letter other than “m” the program will act as if he/she entered “f”</text:p>
            </text:list-item>
            <text:list-item>
              <text:p text:style-name="P334">Instead, we can use <text:span text:style-name="Source_Text">TryParse</text:span> and a <text:span text:style-name="Source_Text">while</text:span> loop to ensure that <text:span text:style-name="Source_Text">userChoice</text:span> is either “f” or “m” and nothing else</text:p>
              <text:p text:style-name="P338">bool validChar;</text:p>
              <text:p text:style-name="P339">char userChoice;</text:p>
              <text:p text:style-name="P340">do</text:p>
              <text:p text:style-name="P341">{</text:p>
              <text:p text:style-name="P342"><text:s text:c="4"/>Console.WriteLine("Compute area in feet (f) or meters (m)?");</text:p>
              <text:p text:style-name="P343"><text:s text:c="4"/>validChar = char.TryParse(Console.ReadLine(), out userChoice);</text:p>
              <text:p text:style-name="P344">} while(!validChar || !(userChoice == 'f' || userChoice == 'm'));</text:p>
              <text:p text:style-name="P345">Console.WriteLine($"Area: {myRoom.ComputeArea(userChoice == 'm')}");</text:p>
            </text:list-item>
            <text:list-item>
              <text:p text:style-name="P334">This loop will prompt the user for input again if <text:span text:style-name="Source_Text">TryParse</text:span> returns <text:span text:style-name="Source_Text">false</text:span>, meaning he/she did not enter a single letter. It will also prompt again if the user’s input was not equal to <text:span text:style-name="Source_Text">'f'</text:span> or <text:span text:style-name="Source_Text">'m'</text:span>.</text:p>
            </text:list-item>
            <text:list-item>
              <text:p text:style-name="P334">Note that we needed to use parentheses around the expression <text:span text:style-name="Source_Text">!(userChoice == 'f' || userChoice == 'm')</text:span> in order to apply the <text:span text:style-name="Source_Text">!</text:span> operator to the entire “OR” condition. This represents the statement “it is not true that userChoice is equal to ‘f’ or ‘m’.” We could also write this expression as <text:span text:style-name="Source_Text">(userChoice != 'f' &amp;&amp; userChoice != 'm')</text:span>, which represents the equivalent statement “userChoice is not equal to ‘f’ and also not equal to ‘m’.”</text:p>
            </text:list-item>
          </text:list>
        </text:list-item>
      </text:list>
      <text:h text:style-name="Heading_20_3" text:outline-level="3"><text:bookmark-start text:name="using-loops-inside-methods"/>Using Loops Inside Methods<text:bookmark-end text:name="using-loops-inside-methods"/></text:h>
      <text:list text:style-name="L24">
        <text:list-item>
          <text:p text:style-name="P346">A class’s methods can contain <text:span text:style-name="Source_Text">while</text:span> loops if they need to execute some code repeatedly. This means that when you call such a method, control will not return to the <text:span text:style-name="Source_Text">Main</text:span> program until the loop has stopped.</text:p>
        </text:list-item>
        <text:list-item>
          <text:p text:style-name="P346">Reading input from the user, validating it, and using it to set the attributes of an object is a common task in the programs we have been writing. If we want to do this for several objects, we might end up writing many very similar <text:span text:style-name="Source_Text">while</text:span> loops in the <text:span text:style-name="Source_Text">Main</text:span> method. Instead, we could write a method that will read and validate user input for an object’s attribute every time it is called.</text:p>
          <text:list text:style-name="L25">
            <text:list-item>
              <text:p text:style-name="P347">For example, we could add a method <text:span text:style-name="Source_Text">SetLengthFromUser</text:span> to the <text:span text:style-name="Source_Text">Rectangle</text:span> class:</text:p>
              <text:p text:style-name="P348">public void SetLengthFromUser()</text:p>
              <text:p text:style-name="P349">{</text:p>
              <text:p text:style-name="P350"><text:s text:c="4"/>bool isInt;</text:p>
              <text:p text:style-name="P351"><text:s text:c="4"/>do</text:p>
              <text:p text:style-name="P352"><text:s text:c="4"/>{</text:p>
              <text:p text:style-name="P353"><text:s text:c="8"/>Console.WriteLine("Enter a positive length");</text:p>
              <text:p text:style-name="P354"><text:s text:c="8"/>isInt = int.TryParse(Console.ReadLine(), out length);</text:p>
              <text:p text:style-name="P355"><text:s text:c="4"/>} while(!isInt || length &lt; 0);</text:p>
              <text:p text:style-name="P356">}</text:p>
            </text:list-item>
            <text:list-item>
              <text:p text:style-name="P347">This method is similar to a setter, but it has no parameters because its only input comes from the user</text:p>
            </text:list-item>
            <text:list-item>
              <text:p text:style-name="P347">The <text:span text:style-name="Source_Text">while</text:span> loop is just like the one we wrote before constructing a <text:span text:style-name="Source_Text">Rectangle</text:span> in a previous example, except the <text:span text:style-name="Source_Text">out</text:span> parameter of <text:span text:style-name="Source_Text">TryParse</text:span> is the instance variable <text:span text:style-name="Source_Text">length</text:span> instead of a local variable in the <text:span text:style-name="Source_Text">Main</text:span> method</text:p>
            </text:list-item>
            <text:list-item>
              <text:p text:style-name="P347"><text:span text:style-name="Source_Text">TryParse</text:span> will assign the user’s input to the <text:span text:style-name="Source_Text">length</text:span> instance variable when it succeeds, so by the time the loop ends, the Rectangle’s length has been set to the user-provided value</text:p>
            </text:list-item>
            <text:list-item>
              <text:p text:style-name="P347">Assuming we wrote a similar method <text:span text:style-name="Source_Text">SetWidthFromUser()</text:span> (substituting <text:span text:style-name="Source_Text">width</text:span> for <text:span text:style-name="Source_Text">length</text:span> in the code), we would use these methods in the <text:span text:style-name="Source_Text">Main</text:span> method like this:</text:p>
              <text:p text:style-name="P357">Rectangle rect1 = new Rectangle();</text:p>
              <text:p text:style-name="P358">Rectangle rect2 = new Rectangle();</text:p>
              <text:p text:style-name="P359">rect1.SetLengthFromUser();</text:p>
              <text:p text:style-name="P360">rect1.SetWidthFromUser();</text:p>
              <text:p text:style-name="P361">rect2.SetLengthFromUser();</text:p>
              <text:p text:style-name="P362">rect2.SetWidthFromUser();</text:p>
              <text:p text:style-name="P347">After executing this code, both <text:span text:style-name="Source_Text">rect1</text:span> and <text:span text:style-name="Source_Text">rect2</text:span> have been initialized with length and width values the user entered.</text:p>
            </text:list-item>
          </text:list>
        </text:list-item>
        <text:list-item>
          <text:p text:style-name="P346">Methods can also contain <text:span text:style-name="Source_Text">while</text:span> loops that are not related to validating input. A method might use a <text:span text:style-name="Source_Text">while</text:span> loop to repeat an action several times based on the object’s instance variables.</text:p>
          <text:list text:style-name="L26">
            <text:list-item>
              <text:p text:style-name="P363">For example, we could add a method to the <text:span text:style-name="Source_Text">Rectangle</text:span> class that will display the Rectangle object as a rectangle of asterisks on the screen:</text:p>
              <text:p text:style-name="P364">public void DrawInConsole()</text:p>
              <text:p text:style-name="P365">{</text:p>
              <text:p text:style-name="P366"><text:s text:c="4"/>int counter = 1;</text:p>
              <text:p text:style-name="P367"><text:s text:c="4"/>while(counter &lt;= width * length)</text:p>
              <text:p text:style-name="P368"><text:s text:c="4"/>{</text:p>
              <text:p text:style-name="P369"><text:s text:c="8"/>Console.Write(" * ");</text:p>
              <text:p text:style-name="P370"><text:s text:c="8"/>if(counter % width == 0)</text:p>
              <text:p text:style-name="P371"><text:s text:c="8"/>{</text:p>
              <text:p text:style-name="P372"><text:s text:c="12"/>Console.WriteLine();</text:p>
              <text:p text:style-name="P373"><text:s text:c="8"/>}</text:p>
              <text:p text:style-name="P374"><text:s text:c="8"/>counter++;</text:p>
              <text:p text:style-name="P375"><text:s text:c="4"/>}</text:p>
              <text:p text:style-name="P376">}</text:p>
            </text:list-item>
            <text:list-item>
              <text:p text:style-name="P363">This <text:span text:style-name="Source_Text">while</text:span> loop prints a number of asterisks equal to the area of the rectangle. Each time it prints <text:span text:style-name="Source_Text">width</text:span> of them on the same line, it adds a line break with <text:span text:style-name="Source_Text">WriteLine()</text:span>.</text:p>
            </text:list-item>
          </text:list>
        </text:list-item>
      </text:list>
      <text:h text:style-name="Heading_20_3" text:outline-level="3"><text:bookmark-start text:name="using-methods-to-control-loops"/>Using Methods to Control Loops<text:bookmark-end text:name="using-methods-to-control-loops"/></text:h>
      <text:list text:style-name="L27">
        <text:list-item>
          <text:p text:style-name="P377">Methods can return Boolean values, as we showed previously in the section on Boolean instance variables</text:p>
        </text:list-item>
        <text:list-item>
          <text:p text:style-name="P377">Other code can use the return value of an object’s method in the loop condition of a <text:span text:style-name="Source_Text">while</text:span> loop, so the loop is controlled (in part) by the state of the object</text:p>
        </text:list-item>
        <text:list-item>
          <text:p text:style-name="P377">For example, recall the <text:span text:style-name="Source_Text">Time</text:span> class, which stores hours, minutes, and seconds in instance variables.</text:p>
          <text:list text:style-name="L28">
            <text:list-item>
              <text:p text:style-name="P378">In a previous example we wrote a <text:span text:style-name="Source_Text">GetTotalSeconds()</text:span> method to convert these three instance variables into a single value:</text:p>
              <text:p text:style-name="P379">public int GetTotalSeconds()</text:p>
              <text:p text:style-name="P380">{</text:p>
              <text:p text:style-name="P381"><text:s text:c="4"/>return hours * 60 * 60 + minutes * 60 + seconds;</text:p>
              <text:p text:style-name="P382">}</text:p>
            </text:list-item>
            <text:list-item>
              <text:p text:style-name="P378">We can now write a method <text:span text:style-name="Source_Text">ComesBefore</text:span> that compares two Time objects:</text:p>
              <text:p text:style-name="P383">public bool ComesBefore(Time otherTime)</text:p>
              <text:p text:style-name="P384">{</text:p>
              <text:p text:style-name="P385"><text:s text:c="4"/>return GetTotalSeconds() &lt; otherTime.GetTotalSeconds();</text:p>
              <text:p text:style-name="P386">}</text:p>
              <text:p text:style-name="P378">This method will return <text:span text:style-name="Source_Text">true</text:span> if the calling object (i.e. <text:span text:style-name="Source_Text">this</text:span> object) represents a smaller amount of time than the other Time object passed as an argument</text:p>
            </text:list-item>
            <text:list-item>
              <text:p text:style-name="P378">Since it returns a Boolean value, we can use the <text:span text:style-name="Source_Text">ComesBefore</text:span> method to control a loop. Specifically, we can write a program that asks the user to enter a Time value that is smaller than a specified maximum, and use <text:span text:style-name="Source_Text">ComesBefore</text:span> to validate the user’s input.</text:p>
              <text:p text:style-name="P387">Time maximumTime = new Time(2, 45, 0);</text:p>
              <text:p text:style-name="P388">Time userTime;</text:p>
              <text:p text:style-name="P389">do</text:p>
              <text:p text:style-name="P390">{</text:p>
              <text:p text:style-name="P391"><text:s text:c="4"/>Console.WriteLine($"Enter a time less than {maximumTime}");</text:p>
              <text:p text:style-name="P392"><text:s text:c="4"/>int hours, minutes, seconds;</text:p>
              <text:p text:style-name="P393"><text:s text:c="4"/>do</text:p>
              <text:p text:style-name="P394"><text:s text:c="4"/>{</text:p>
              <text:p text:style-name="P395"><text:s text:c="8"/>Console.Write("Enter the hours: ");</text:p>
              <text:p text:style-name="P396"><text:s text:c="4"/>} while(!int.TryParse(Console.ReadLine(), out hours));</text:p>
              <text:p text:style-name="P397"><text:s text:c="4"/>do</text:p>
              <text:p text:style-name="P398"><text:s text:c="4"/>{</text:p>
              <text:p text:style-name="P399"><text:s text:c="8"/>Console.Write("Enter the minutes: ");</text:p>
              <text:p text:style-name="P400"><text:s text:c="4"/>} while(!int.TryParse(Console.ReadLine(), out minutes));</text:p>
              <text:p text:style-name="P401"><text:s text:c="4"/>do</text:p>
              <text:p text:style-name="P402"><text:s text:c="4"/>{</text:p>
              <text:p text:style-name="P403"><text:s text:c="8"/>Console.Write("Enter the seconds: ");</text:p>
              <text:p text:style-name="P404"><text:s text:c="4"/>} while(!int.TryParse(Console.ReadLine(), out seconds));</text:p>
              <text:p text:style-name="P405"><text:s text:c="4"/>userTime = new Time(hours, minutes, seconds);</text:p>
              <text:p text:style-name="P406">} while(!userTime.ComesBefore(maximumTime));</text:p>
              <text:p text:style-name="P407">//At this point, userTime is valid Time object</text:p>
            </text:list-item>
            <text:list-item>
              <text:p text:style-name="P378">Note that there are <text:span text:style-name="Source_Text">while</text:span> loops to validate each number the user inputs for hours, minutes, and seconds, as well as an outer <text:span text:style-name="Source_Text">while</text:span> loop that validates the Time object as a whole.</text:p>
            </text:list-item>
            <text:list-item>
              <text:p text:style-name="P378">The outer loop will continue until the user enters values that make <text:span text:style-name="Source_Text">userTime.ComesBefore(maximumTime)</text:span> return <text:span text:style-name="Source_Text">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text:span text:style-name="Source_Text">Main</text:spa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2">an object</text:span> as a parameter with <text:span text:style-name="Source_Text">InSameBuilding</text:span>.</text:p>
      <text:p text:style-name="Text_20_body">The corresponding UML diagram is:</text:p>
      <text:p text:style-name="Text_20_body">         <text:span text:style-name="T1">Room</text:span> |</text:p>
      <text:p text:style-name="Text_20_body">|| |-building: <text:span text:style-name="Source_Text">string</text:span> | |-number: <text:span text:style-name="Source_Text">int</text:span> | |-computer: <text:span text:style-name="Source_Text">bool</text:span> | || |+GetComputer():<text:span text:style-name="Source_Text">bool</text:span> | |+SetComputer(compP:<text:span text:style-name="Source_Text">bool</text:span>): <text:span text:style-name="Source_Text">void</text:span> | |+Room(bP: <text:span text:style-name="Source_Text">string</text:span>, nP: <text:span text:style-name="Source_Text">int</text:span>, cP:<text:span text:style-name="Source_Text">bool</text:span>) | |+GetCode(): <text:span text:style-name="Source_Text">string</text:span> | |+ToString(): <text:span text:style-name="Source_Text">string</text:span> | |+InSameBuilding(roomP:<text:span text:style-name="Source_Text">Room</text:span>):<text:span text:style-name="Source_Text">bool</text:span> | |+RoomRoute(): <text:span text:style-name="Source_Text">string</text:span> |</text:p>
      <text:h text:style-name="Heading_20_3" text:outline-level="3"><text:bookmark-start text:name="the-loan-class"/>The Loan Class<text:bookmark-end text:name="the-loan-class"/></text:h>
      <text:p text:style-name="First_20_paragraph">Similarly, this class and its associated <text:span text:style-name="Source_Text">Main</text:spa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408">using System;</text:p>
      <text:p text:style-name="P409"/>
      <text:p text:style-name="P410">class Loan</text:p>
      <text:p text:style-name="P411">{</text:p>
      <text:p text:style-name="P412"><text:s text:c="4"/>private string account;</text:p>
      <text:p text:style-name="P413"><text:s text:c="4"/>private char type;</text:p>
      <text:p text:style-name="P414"><text:s text:c="4"/>private int cscore;</text:p>
      <text:p text:style-name="P415"><text:s text:c="4"/>private decimal amount;</text:p>
      <text:p text:style-name="P416"><text:s text:c="4"/>private decimal rate;</text:p>
      <text:p text:style-name="P417"/>
      <text:p text:style-name="P418"><text:s text:c="4"/>public Loan()</text:p>
      <text:p text:style-name="P419"><text:s text:c="4"/>{</text:p>
      <text:p text:style-name="P420"><text:s text:c="8"/>account = "Unknown";</text:p>
      <text:p text:style-name="P421"><text:s text:c="8"/>type = 'o';</text:p>
      <text:p text:style-name="P422"><text:s text:c="8"/>cscore = -1;</text:p>
      <text:p text:style-name="P423"><text:s text:c="8"/>amount = -1;</text:p>
      <text:p text:style-name="P424"><text:s text:c="8"/>rate = -1;</text:p>
      <text:p text:style-name="P425"><text:s text:c="4"/>}</text:p>
      <text:p text:style-name="P426"/>
      <text:p text:style-name="P427"><text:s text:c="4"/>public Loan(string nameP, char typeP, int cscoreP, decimal needP, decimal downP)</text:p>
      <text:p text:style-name="P428"><text:s text:c="4"/>{</text:p>
      <text:p text:style-name="P429"><text:s text:c="8"/>account = nameP;</text:p>
      <text:p text:style-name="P430"><text:s text:c="8"/>type = typeP;</text:p>
      <text:p text:style-name="P431"><text:s text:c="8"/>cscore = cscoreP;</text:p>
      <text:p text:style-name="P432"><text:s text:c="8"/>if (cscore &lt; 300)</text:p>
      <text:p text:style-name="P433"><text:s text:c="8"/>{</text:p>
      <text:p text:style-name="P434"><text:s text:c="12"/>Console.WriteLine("Sorry, we cannot accept your application");</text:p>
      <text:p text:style-name="P435"><text:s text:c="12"/>amount = -1;</text:p>
      <text:p text:style-name="P436"><text:s text:c="12"/>rate = -1;</text:p>
      <text:p text:style-name="P437"><text:s text:c="8"/>}</text:p>
      <text:p text:style-name="P438"><text:s text:c="8"/>else</text:p>
      <text:p text:style-name="P439"><text:s text:c="8"/>{</text:p>
      <text:p text:style-name="P440"><text:s text:c="12"/>amount = needP - downP;</text:p>
      <text:p text:style-name="P441"/>
      <text:p text:style-name="P442"><text:s text:c="12"/>switch (type)</text:p>
      <text:p text:style-name="P443"><text:s text:c="12"/>{</text:p>
      <text:p text:style-name="P444"><text:s text:c="16"/>case ('a'):</text:p>
      <text:p text:style-name="P445"><text:s text:c="20"/>rate = .05M;</text:p>
      <text:p text:style-name="P446"><text:s text:c="20"/>break;</text:p>
      <text:p text:style-name="P447"/>
      <text:p text:style-name="P448"><text:s text:c="16"/>case ('h'):</text:p>
      <text:p text:style-name="P449"><text:s text:c="20"/>if (cscore &gt; 600 &amp;&amp; amount &lt; 1000000M)</text:p>
      <text:p text:style-name="P450"><text:s text:c="24"/>rate = .03M;</text:p>
      <text:p text:style-name="P451"><text:s text:c="20"/>else</text:p>
      <text:p text:style-name="P452"><text:s text:c="24"/>rate = .04M;</text:p>
      <text:p text:style-name="P453"><text:s text:c="20"/>break;</text:p>
      <text:p text:style-name="P454"><text:s text:c="16"/>case ('o'):</text:p>
      <text:p text:style-name="P455"><text:s text:c="20"/>if (cscore &gt; 650 || amount &lt; 10000M)</text:p>
      <text:p text:style-name="P456"><text:s text:c="24"/>rate = .07M;</text:p>
      <text:p text:style-name="P457"><text:s text:c="20"/>else</text:p>
      <text:p text:style-name="P458"><text:s text:c="24"/>rate = .09M;</text:p>
      <text:p text:style-name="P459"><text:s text:c="20"/>break;</text:p>
      <text:p text:style-name="P460"/>
      <text:p text:style-name="P461"><text:s text:c="12"/>}</text:p>
      <text:p text:style-name="P462"/>
      <text:p text:style-name="P463"><text:s text:c="8"/>}</text:p>
      <text:p text:style-name="P464"><text:s text:c="4"/>}</text:p>
      <text:p text:style-name="P465"><text:s text:c="4"/>public override string ToString()</text:p>
      <text:p text:style-name="P466"><text:s text:c="4"/>{</text:p>
      <text:p text:style-name="P467"><text:s text:c="8"/>string typeName = "";</text:p>
      <text:p text:style-name="P468"><text:s text:c="8"/>switch (type)</text:p>
      <text:p text:style-name="P469"><text:s text:c="8"/>{</text:p>
      <text:p text:style-name="P470"><text:s text:c="12"/>case ('a'):</text:p>
      <text:p text:style-name="P471"><text:s text:c="16"/>typeName = "an auto";</text:p>
      <text:p text:style-name="P472"><text:s text:c="16"/>break;</text:p>
      <text:p text:style-name="P473"/>
      <text:p text:style-name="P474"><text:s text:c="12"/>case ('h'):</text:p>
      <text:p text:style-name="P475"><text:s text:c="16"/>typeName = "a house";</text:p>
      <text:p text:style-name="P476"><text:s text:c="16"/>break;</text:p>
      <text:p text:style-name="P477"><text:s text:c="12"/>case ('o'):</text:p>
      <text:p text:style-name="P478"><text:s text:c="16"/>typeName = "another reason";</text:p>
      <text:p text:style-name="P479"><text:s text:c="16"/>break;</text:p>
      <text:p text:style-name="P480"/>
      <text:p text:style-name="P481"><text:s text:c="8"/>}</text:p>
      <text:p text:style-name="P482"/>
      <text:p text:style-name="P483"><text:s text:c="8"/>return "Dear " + account + $", you borrowed {amount:C} at {rate:P} for "</text:p>
      <text:p text:style-name="P484"><text:s text:c="12"/>+ typeName + ".";</text:p>
      <text:p text:style-name="P485"><text:s text:c="4"/>}</text:p>
      <text:p text:style-name="P486">}</text:p>
      <text:p text:style-name="P487">using System;</text:p>
      <text:p text:style-name="P488">class Program</text:p>
      <text:p text:style-name="P489">{</text:p>
      <text:p text:style-name="P490"><text:s text:c="4"/>static void Main()</text:p>
      <text:p text:style-name="P491"><text:s text:c="4"/>{</text:p>
      <text:p text:style-name="P492"/>
      <text:p text:style-name="P493"><text:s text:c="8"/>Console.WriteLine("What is your name?");</text:p>
      <text:p text:style-name="P494"><text:s text:c="8"/>string name = Console.ReadLine();</text:p>
      <text:p text:style-name="P495"/>
      <text:p text:style-name="P496"><text:s text:c="8"/>Console.WriteLine("Do you want a loan for an Auto (A, a), a House (H, h), or for some Other (O, o) reason?");</text:p>
      <text:p text:style-name="P497"><text:s text:c="8"/>char type = Console.ReadKey().KeyChar; ;</text:p>
      <text:p text:style-name="P498"><text:s text:c="8"/>Console.WriteLine();</text:p>
      <text:p text:style-name="P499"/>
      <text:p text:style-name="P500"><text:s text:c="8"/>string typeOfLoan;</text:p>
      <text:p text:style-name="P501"/>
      <text:p text:style-name="P502"><text:s text:c="8"/>if (type == 'A' || type == 'a')</text:p>
      <text:p text:style-name="P503"><text:s text:c="8"/>{</text:p>
      <text:p text:style-name="P504"><text:s text:c="12"/>type = 'a';</text:p>
      <text:p text:style-name="P505"><text:s text:c="12"/>typeOfLoan = "an auto";</text:p>
      <text:p text:style-name="P506"><text:s text:c="8"/>}</text:p>
      <text:p text:style-name="P507"><text:s text:c="8"/>else if (type == 'H' || type == 'h')</text:p>
      <text:p text:style-name="P508"><text:s text:c="8"/>{</text:p>
      <text:p text:style-name="P509"><text:s text:c="12"/>type = 'h';</text:p>
      <text:p text:style-name="P510"><text:s text:c="12"/>typeOfLoan = "a house";</text:p>
      <text:p text:style-name="P511"><text:s text:c="8"/>}</text:p>
      <text:p text:style-name="P512"><text:s text:c="8"/>else</text:p>
      <text:p text:style-name="P513"><text:s text:c="8"/>{</text:p>
      <text:p text:style-name="P514"><text:s text:c="12"/>type = 'o';</text:p>
      <text:p text:style-name="P515"><text:s text:c="12"/>typeOfLoan = "some other reason";</text:p>
      <text:p text:style-name="P516"><text:s text:c="8"/>}</text:p>
      <text:p text:style-name="P517"/>
      <text:p text:style-name="P518"><text:s text:c="8"/>Console.WriteLine($"You need money for {typeOfLoan}, great.\nWhat is your current credit score?");</text:p>
      <text:p text:style-name="P519"><text:s text:c="8"/>int cscore = int.Parse(Console.ReadLine());</text:p>
      <text:p text:style-name="P520"/>
      <text:p text:style-name="P521"><text:s text:c="8"/>Console.WriteLine("How much do you need, total?");</text:p>
      <text:p text:style-name="P522"><text:s text:c="8"/>decimal need = decimal.Parse(Console.ReadLine());</text:p>
      <text:p text:style-name="P523"/>
      <text:p text:style-name="P524"><text:s text:c="8"/>Console.WriteLine("What is your down payment?");</text:p>
      <text:p text:style-name="P525"><text:s text:c="8"/>decimal down = decimal.Parse(Console.ReadLine());</text:p>
      <text:p text:style-name="P526"/>
      <text:p text:style-name="P527"><text:s text:c="8"/>Loan myLoan = new Loan(name, type, cscore, need, down);</text:p>
      <text:p text:style-name="P528"><text:s text:c="8"/>Console.WriteLine(myLoan);</text:p>
      <text:p text:style-name="P529"><text:s text:c="4"/>}</text:p>
      <text:p text:style-name="P530"/>
      <text:p text:style-name="P531">}</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0Z</meta:creation-date>
    <dc:date>2024-08-15T18:01:50Z</dc:date>
  </office:meta>
</office:document-meta>
</file>